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 test" table:style-name="ta1">
        <table:shapes>
          <draw:frame draw:z-index="0" draw:style-name="gr1" draw:text-style-name="P1" svg:width="22.662cm" svg:height="14.708cm" svg:x="13.925cm" svg:y="0.516cm">
            <draw:object draw:notify-on-update-of-ranges="'summary test'.B1:'summary test'.B6 'summary test'.A1:'summary test'.A1 'summary test'.E1:'summary test'.E6 'summary test'.A7:'summary test'.A7 'summary test'.E7:'summary test'.E12 'summary test'.A13:'summary test'.A13 'summary test'.E13:'summary test'.E18 'summary test'.A19:'summary test'.A19 'summary test'.E19:'summary test'.E24 'summary test'.A25:'summary test'.A25 'summary test'.E25:'summary test'.E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49cm" svg:height="12.095cm" svg:x="14.021cm" svg:y="15.545cm">
            <draw:object draw:notify-on-update-of-ranges="'summary test'.B1:'summary test'.B6 'summary test'.A31:'summary test'.A31 'summary test'.E31:'summary test'.E36 'summary test'.A37:'summary test'.A37 'summary test'.E37:'summary test'.E42 'summary test'.A43:'summary test'.A43 'summary test'.E43:'summary test'.E48 'summary test'.A49:'summary test'.A49 'summary test'.E49:'summary test'.E54 'summary test'.A55:'summary test'.A55 'summary test'.E55:'summary test'.E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PB V B</text:p>
          </table:table-cell>
          <table:table-cell office:value-type="float" office:value="1" calcext:value-type="float">
            <text:p>1</text:p>
          </table:table-cell>
          <table:table-cell office:value-type="float" office:value="128.34876520822" calcext:value-type="float">
            <text:p>128,349</text:p>
          </table:table-cell>
          <table:table-cell office:value-type="float" office:value="41.4567117364882" calcext:value-type="float">
            <text:p>41,457</text:p>
          </table:table-cell>
          <table:table-cell office:value-type="float" office:value="128.34876520822" calcext:value-type="float">
            <text:p>128,349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2" calcext:value-type="float">
            <text:p>2</text:p>
          </table:table-cell>
          <table:table-cell office:value-type="float" office:value="116.435770818904" calcext:value-type="float">
            <text:p>116,436</text:p>
          </table:table-cell>
          <table:table-cell office:value-type="float" office:value="54.0453585684036" calcext:value-type="float">
            <text:p>54,045</text:p>
          </table:table-cell>
          <table:table-cell office:value-type="float" office:value="116.435770818904" calcext:value-type="float">
            <text:p>116,436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3" calcext:value-type="float">
            <text:p>3</text:p>
          </table:table-cell>
          <table:table-cell office:value-type="float" office:value="154.65592404239" calcext:value-type="float">
            <text:p>154,656</text:p>
          </table:table-cell>
          <table:table-cell office:value-type="float" office:value="51.3922005742001" calcext:value-type="float">
            <text:p>51,392</text:p>
          </table:table-cell>
          <table:table-cell office:value-type="float" office:value="154.65592404239" calcext:value-type="float">
            <text:p>154,656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4" calcext:value-type="float">
            <text:p>4</text:p>
          </table:table-cell>
          <table:table-cell office:value-type="float" office:value="211.406202150512" calcext:value-type="float">
            <text:p>211,406</text:p>
          </table:table-cell>
          <table:table-cell office:value-type="float" office:value="58.1664486357518" calcext:value-type="float">
            <text:p>58,166</text:p>
          </table:table-cell>
          <table:table-cell office:value-type="float" office:value="211.406202150512" calcext:value-type="float">
            <text:p>211,406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5" calcext:value-type="float">
            <text:p>5</text:p>
          </table:table-cell>
          <table:table-cell office:value-type="float" office:value="127.969445207615" calcext:value-type="float">
            <text:p>127,969</text:p>
          </table:table-cell>
          <table:table-cell office:value-type="float" office:value="44.3173525510222" calcext:value-type="float">
            <text:p>44,317</text:p>
          </table:table-cell>
          <table:table-cell office:value-type="float" office:value="127.969445207615" calcext:value-type="float">
            <text:p>127,969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6" calcext:value-type="float">
            <text:p>6</text:p>
          </table:table-cell>
          <table:table-cell office:value-type="float" office:value="152.075072483408" calcext:value-type="float">
            <text:p>152,075</text:p>
          </table:table-cell>
          <table:table-cell office:value-type="float" office:value="44.6830759713557" calcext:value-type="float">
            <text:p>44,683</text:p>
          </table:table-cell>
          <table:table-cell office:value-type="float" office:value="152.075072483408" calcext:value-type="float">
            <text:p>152,075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1" calcext:value-type="float">
            <text:p>1</text:p>
          </table:table-cell>
          <table:table-cell office:value-type="float" office:value="131.974061553984" calcext:value-type="float">
            <text:p>131,974</text:p>
          </table:table-cell>
          <table:table-cell office:value-type="float" office:value="43.7550622322693" calcext:value-type="float">
            <text:p>43,755</text:p>
          </table:table-cell>
          <table:table-cell office:value-type="float" office:value="131.974061553984" calcext:value-type="float">
            <text:p>131,974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2" calcext:value-type="float">
            <text:p>2</text:p>
          </table:table-cell>
          <table:table-cell office:value-type="float" office:value="114.536580213467" calcext:value-type="float">
            <text:p>114,537</text:p>
          </table:table-cell>
          <table:table-cell office:value-type="float" office:value="53.3688186502199" calcext:value-type="float">
            <text:p>53,369</text:p>
          </table:table-cell>
          <table:table-cell office:value-type="float" office:value="114.536580213467" calcext:value-type="float">
            <text:p>114,537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3" calcext:value-type="float">
            <text:p>3</text:p>
          </table:table-cell>
          <table:table-cell office:value-type="float" office:value="157.0862338978" calcext:value-type="float">
            <text:p>157,086</text:p>
          </table:table-cell>
          <table:table-cell office:value-type="float" office:value="51.278161301505" calcext:value-type="float">
            <text:p>51,278</text:p>
          </table:table-cell>
          <table:table-cell office:value-type="float" office:value="157.0862338978" calcext:value-type="float">
            <text:p>157,086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4" calcext:value-type="float">
            <text:p>4</text:p>
          </table:table-cell>
          <table:table-cell office:value-type="float" office:value="210.282872636786" calcext:value-type="float">
            <text:p>210,283</text:p>
          </table:table-cell>
          <table:table-cell office:value-type="float" office:value="59.3527094618211" calcext:value-type="float">
            <text:p>59,353</text:p>
          </table:table-cell>
          <table:table-cell office:value-type="float" office:value="210.282872636786" calcext:value-type="float">
            <text:p>210,283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5" calcext:value-type="float">
            <text:p>5</text:p>
          </table:table-cell>
          <table:table-cell office:value-type="float" office:value="133.847321174155" calcext:value-type="float">
            <text:p>133,847</text:p>
          </table:table-cell>
          <table:table-cell office:value-type="float" office:value="44.3384608151938" calcext:value-type="float">
            <text:p>44,338</text:p>
          </table:table-cell>
          <table:table-cell office:value-type="float" office:value="133.847321174155" calcext:value-type="float">
            <text:p>133,847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6" calcext:value-type="float">
            <text:p>6</text:p>
          </table:table-cell>
          <table:table-cell office:value-type="float" office:value="153.494456091665" calcext:value-type="float">
            <text:p>153,494</text:p>
          </table:table-cell>
          <table:table-cell office:value-type="float" office:value="43.8011356796259" calcext:value-type="float">
            <text:p>43,801</text:p>
          </table:table-cell>
          <table:table-cell office:value-type="float" office:value="153.494456091665" calcext:value-type="float">
            <text:p>153,494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1" calcext:value-type="float">
            <text:p>1</text:p>
          </table:table-cell>
          <table:table-cell office:value-type="float" office:value="133.195149070553" calcext:value-type="float">
            <text:p>133,195</text:p>
          </table:table-cell>
          <table:table-cell office:value-type="float" office:value="44.5969376877894" calcext:value-type="float">
            <text:p>44,597</text:p>
          </table:table-cell>
          <table:table-cell office:value-type="float" office:value="133.195149070553" calcext:value-type="float">
            <text:p>133,195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2" calcext:value-type="float">
            <text:p>2</text:p>
          </table:table-cell>
          <table:table-cell office:value-type="float" office:value="111.891438613685" calcext:value-type="float">
            <text:p>111,891</text:p>
          </table:table-cell>
          <table:table-cell office:value-type="float" office:value="52.8239730015862" calcext:value-type="float">
            <text:p>52,824</text:p>
          </table:table-cell>
          <table:table-cell office:value-type="float" office:value="111.891438613685" calcext:value-type="float">
            <text:p>111,891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3" calcext:value-type="float">
            <text:p>3</text:p>
          </table:table-cell>
          <table:table-cell office:value-type="float" office:value="154.566737898089" calcext:value-type="float">
            <text:p>154,567</text:p>
          </table:table-cell>
          <table:table-cell office:value-type="float" office:value="50.2859908142276" calcext:value-type="float">
            <text:p>50,286</text:p>
          </table:table-cell>
          <table:table-cell office:value-type="float" office:value="154.566737898089" calcext:value-type="float">
            <text:p>154,567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4" calcext:value-type="float">
            <text:p>4</text:p>
          </table:table-cell>
          <table:table-cell office:value-type="float" office:value="207.969938524833" calcext:value-type="float">
            <text:p>207,970</text:p>
          </table:table-cell>
          <table:table-cell office:value-type="float" office:value="58.1680531193263" calcext:value-type="float">
            <text:p>58,168</text:p>
          </table:table-cell>
          <table:table-cell office:value-type="float" office:value="207.969938524833" calcext:value-type="float">
            <text:p>207,970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5" calcext:value-type="float">
            <text:p>5</text:p>
          </table:table-cell>
          <table:table-cell office:value-type="float" office:value="129.04353894143" calcext:value-type="float">
            <text:p>129,044</text:p>
          </table:table-cell>
          <table:table-cell office:value-type="float" office:value="44.0707786377797" calcext:value-type="float">
            <text:p>44,071</text:p>
          </table:table-cell>
          <table:table-cell office:value-type="float" office:value="129.04353894143" calcext:value-type="float">
            <text:p>129,044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6" calcext:value-type="float">
            <text:p>6</text:p>
          </table:table-cell>
          <table:table-cell office:value-type="float" office:value="152.835593190268" calcext:value-type="float">
            <text:p>152,836</text:p>
          </table:table-cell>
          <table:table-cell office:value-type="float" office:value="44.8147270169337" calcext:value-type="float">
            <text:p>44,815</text:p>
          </table:table-cell>
          <table:table-cell office:value-type="float" office:value="152.835593190268" calcext:value-type="float">
            <text:p>152,836</text:p>
          </table:table-cell>
        </table:table-row>
        <table:table-row table:style-name="ro1">
          <table:table-cell office:value-type="string" calcext:value-type="string">
            <text:p>PB T C</text:p>
          </table:table-cell>
          <table:table-cell office:value-type="float" office:value="1" calcext:value-type="float">
            <text:p>1</text:p>
          </table:table-cell>
          <table:table-cell office:value-type="float" office:value="128.019467729912" calcext:value-type="float">
            <text:p>128,019</text:p>
          </table:table-cell>
          <table:table-cell office:value-type="float" office:value="43.5457520321171" calcext:value-type="float">
            <text:p>43,546</text:p>
          </table:table-cell>
          <table:table-cell office:value-type="float" office:value="128.019467729912" calcext:value-type="float">
            <text:p>128,019</text:p>
          </table:table-cell>
        </table:table-row>
        <table:table-row table:style-name="ro1">
          <table:table-cell office:value-type="string" calcext:value-type="string">
            <text:p>PB T C</text:p>
          </table:table-cell>
          <table:table-cell office:value-type="float" office:value="2" calcext:value-type="float">
            <text:p>2</text:p>
          </table:table-cell>
          <table:table-cell office:value-type="float" office:value="106.176235032841" calcext:value-type="float">
            <text:p>106,176</text:p>
          </table:table-cell>
          <table:table-cell office:value-type="float" office:value="52.5017964300209" calcext:value-type="float">
            <text:p>52,502</text:p>
          </table:table-cell>
          <table:table-cell office:value-type="float" office:value="106.176235032841" calcext:value-type="float">
            <text:p>106,176</text:p>
          </table:table-cell>
        </table:table-row>
        <table:table-row table:style-name="ro1">
          <table:table-cell office:value-type="string" calcext:value-type="string">
            <text:p>PB T C</text:p>
          </table:table-cell>
          <table:table-cell office:value-type="float" office:value="3" calcext:value-type="float">
            <text:p>3</text:p>
          </table:table-cell>
          <table:table-cell office:value-type="float" office:value="156.099584936879" calcext:value-type="float">
            <text:p>156,100</text:p>
          </table:table-cell>
          <table:table-cell office:value-type="float" office:value="50.8281177108692" calcext:value-type="float">
            <text:p>50,828</text:p>
          </table:table-cell>
          <table:table-cell office:value-type="float" office:value="156.099584936879" calcext:value-type="float">
            <text:p>156,100</text:p>
          </table:table-cell>
        </table:table-row>
        <table:table-row table:style-name="ro1">
          <table:table-cell office:value-type="string" calcext:value-type="string">
            <text:p>PB T C</text:p>
          </table:table-cell>
          <table:table-cell office:value-type="float" office:value="4" calcext:value-type="float">
            <text:p>4</text:p>
          </table:table-cell>
          <table:table-cell office:value-type="float" office:value="222.269422791583" calcext:value-type="float">
            <text:p>222,269</text:p>
          </table:table-cell>
          <table:table-cell office:value-type="float" office:value="58.3627635748222" calcext:value-type="float">
            <text:p>58,363</text:p>
          </table:table-cell>
          <table:table-cell office:value-type="float" office:value="222.269422791583" calcext:value-type="float">
            <text:p>222,269</text:p>
          </table:table-cell>
        </table:table-row>
        <table:table-row table:style-name="ro1">
          <table:table-cell office:value-type="string" calcext:value-type="string">
            <text:p>PB T C</text:p>
          </table:table-cell>
          <table:table-cell office:value-type="float" office:value="5" calcext:value-type="float">
            <text:p>5</text:p>
          </table:table-cell>
          <table:table-cell office:value-type="float" office:value="129.372033288937" calcext:value-type="float">
            <text:p>129,372</text:p>
          </table:table-cell>
          <table:table-cell office:value-type="float" office:value="43.6013580386922" calcext:value-type="float">
            <text:p>43,601</text:p>
          </table:table-cell>
          <table:table-cell office:value-type="float" office:value="129.372033288937" calcext:value-type="float">
            <text:p>129,372</text:p>
          </table:table-cell>
        </table:table-row>
        <table:table-row table:style-name="ro1">
          <table:table-cell office:value-type="string" calcext:value-type="string">
            <text:p>PB T C</text:p>
          </table:table-cell>
          <table:table-cell office:value-type="float" office:value="6" calcext:value-type="float">
            <text:p>6</text:p>
          </table:table-cell>
          <table:table-cell office:value-type="float" office:value="144.391890989601" calcext:value-type="float">
            <text:p>144,392</text:p>
          </table:table-cell>
          <table:table-cell office:value-type="float" office:value="43.1951861850866" calcext:value-type="float">
            <text:p>43,195</text:p>
          </table:table-cell>
          <table:table-cell office:value-type="float" office:value="144.391890989601" calcext:value-type="float">
            <text:p>144,392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1" calcext:value-type="float">
            <text:p>1</text:p>
          </table:table-cell>
          <table:table-cell office:value-type="float" office:value="122.495019976571" calcext:value-type="float">
            <text:p>122,495</text:p>
          </table:table-cell>
          <table:table-cell office:value-type="float" office:value="43.4819834947026" calcext:value-type="float">
            <text:p>43,482</text:p>
          </table:table-cell>
          <table:table-cell office:value-type="float" office:value="122.495019976571" calcext:value-type="float">
            <text:p>122,495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2" calcext:value-type="float">
            <text:p>2</text:p>
          </table:table-cell>
          <table:table-cell office:value-type="float" office:value="105.903160855127" calcext:value-type="float">
            <text:p>105,903</text:p>
          </table:table-cell>
          <table:table-cell office:value-type="float" office:value="51.3370158246649" calcext:value-type="float">
            <text:p>51,337</text:p>
          </table:table-cell>
          <table:table-cell office:value-type="float" office:value="105.903160855127" calcext:value-type="float">
            <text:p>105,903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3" calcext:value-type="float">
            <text:p>3</text:p>
          </table:table-cell>
          <table:table-cell office:value-type="float" office:value="155.697610161966" calcext:value-type="float">
            <text:p>155,698</text:p>
          </table:table-cell>
          <table:table-cell office:value-type="float" office:value="48.4035637051067" calcext:value-type="float">
            <text:p>48,404</text:p>
          </table:table-cell>
          <table:table-cell office:value-type="float" office:value="155.697610161966" calcext:value-type="float">
            <text:p>155,698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4" calcext:value-type="float">
            <text:p>4</text:p>
          </table:table-cell>
          <table:table-cell office:value-type="float" office:value="210.104437863107" calcext:value-type="float">
            <text:p>210,104</text:p>
          </table:table-cell>
          <table:table-cell office:value-type="float" office:value="58.5397450961744" calcext:value-type="float">
            <text:p>58,540</text:p>
          </table:table-cell>
          <table:table-cell office:value-type="float" office:value="210.104437863107" calcext:value-type="float">
            <text:p>210,104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5" calcext:value-type="float">
            <text:p>5</text:p>
          </table:table-cell>
          <table:table-cell office:value-type="float" office:value="126.09774578653" calcext:value-type="float">
            <text:p>126,098</text:p>
          </table:table-cell>
          <table:table-cell office:value-type="float" office:value="43.998270931731" calcext:value-type="float">
            <text:p>43,998</text:p>
          </table:table-cell>
          <table:table-cell office:value-type="float" office:value="126.09774578653" calcext:value-type="float">
            <text:p>126,098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6" calcext:value-type="float">
            <text:p>6</text:p>
          </table:table-cell>
          <table:table-cell office:value-type="float" office:value="149.169096711385" calcext:value-type="float">
            <text:p>149,169</text:p>
          </table:table-cell>
          <table:table-cell office:value-type="float" office:value="42.8805831706445" calcext:value-type="float">
            <text:p>42,881</text:p>
          </table:table-cell>
          <table:table-cell office:value-type="float" office:value="149.169096711385" calcext:value-type="float">
            <text:p>149,169</text:p>
          </table:table-cell>
        </table:table-row>
        <table:table-row table:style-name="ro1">
          <table:table-cell office:value-type="string" calcext:value-type="string">
            <text:p>PR V B</text:p>
          </table:table-cell>
          <table:table-cell office:value-type="float" office:value="1" calcext:value-type="float">
            <text:p>1</text:p>
          </table:table-cell>
          <table:table-cell office:value-type="float" office:value="122.768176160964" calcext:value-type="float">
            <text:p>122,768</text:p>
          </table:table-cell>
          <table:table-cell office:value-type="float" office:value="50.3004516457536" calcext:value-type="float">
            <text:p>50,300</text:p>
          </table:table-cell>
          <table:table-cell office:value-type="float" office:value="122.768176160964" calcext:value-type="float">
            <text:p>122,768</text:p>
          </table:table-cell>
        </table:table-row>
        <table:table-row table:style-name="ro1">
          <table:table-cell office:value-type="string" calcext:value-type="string">
            <text:p>PR V B</text:p>
          </table:table-cell>
          <table:table-cell office:value-type="float" office:value="2" calcext:value-type="float">
            <text:p>2</text:p>
          </table:table-cell>
          <table:table-cell office:value-type="float" office:value="122.274717049956" calcext:value-type="float">
            <text:p>122,275</text:p>
          </table:table-cell>
          <table:table-cell office:value-type="float" office:value="64.5486564234092" calcext:value-type="float">
            <text:p>64,549</text:p>
          </table:table-cell>
          <table:table-cell office:value-type="float" office:value="122.274717049956" calcext:value-type="float">
            <text:p>122,275</text:p>
          </table:table-cell>
        </table:table-row>
        <table:table-row table:style-name="ro1">
          <table:table-cell office:value-type="string" calcext:value-type="string">
            <text:p>PR V B</text:p>
          </table:table-cell>
          <table:table-cell office:value-type="float" office:value="3" calcext:value-type="float">
            <text:p>3</text:p>
          </table:table-cell>
          <table:table-cell office:value-type="float" office:value="167.126495009815" calcext:value-type="float">
            <text:p>167,126</text:p>
          </table:table-cell>
          <table:table-cell office:value-type="float" office:value="58.2680059768104" calcext:value-type="float">
            <text:p>58,268</text:p>
          </table:table-cell>
          <table:table-cell office:value-type="float" office:value="167.126495009815" calcext:value-type="float">
            <text:p>167,126</text:p>
          </table:table-cell>
        </table:table-row>
        <table:table-row table:style-name="ro1">
          <table:table-cell office:value-type="string" calcext:value-type="string">
            <text:p>PR V B</text:p>
          </table:table-cell>
          <table:table-cell office:value-type="float" office:value="4" calcext:value-type="float">
            <text:p>4</text:p>
          </table:table-cell>
          <table:table-cell office:value-type="float" office:value="217.306002382305" calcext:value-type="float">
            <text:p>217,306</text:p>
          </table:table-cell>
          <table:table-cell office:value-type="float" office:value="65.3519522745363" calcext:value-type="float">
            <text:p>65,352</text:p>
          </table:table-cell>
          <table:table-cell office:value-type="float" office:value="217.306002382305" calcext:value-type="float">
            <text:p>217,306</text:p>
          </table:table-cell>
        </table:table-row>
        <table:table-row table:style-name="ro1">
          <table:table-cell office:value-type="string" calcext:value-type="string">
            <text:p>PR V B</text:p>
          </table:table-cell>
          <table:table-cell office:value-type="float" office:value="5" calcext:value-type="float">
            <text:p>5</text:p>
          </table:table-cell>
          <table:table-cell office:value-type="float" office:value="176.93033586212" calcext:value-type="float">
            <text:p>176,930</text:p>
          </table:table-cell>
          <table:table-cell office:value-type="float" office:value="53.2481434330579" calcext:value-type="float">
            <text:p>53,248</text:p>
          </table:table-cell>
          <table:table-cell office:value-type="float" office:value="176.93033586212" calcext:value-type="float">
            <text:p>176,930</text:p>
          </table:table-cell>
        </table:table-row>
        <table:table-row table:style-name="ro1">
          <table:table-cell office:value-type="string" calcext:value-type="string">
            <text:p>PR V B</text:p>
          </table:table-cell>
          <table:table-cell office:value-type="float" office:value="6" calcext:value-type="float">
            <text:p>6</text:p>
          </table:table-cell>
          <table:table-cell office:value-type="float" office:value="160.016659736043" calcext:value-type="float">
            <text:p>160,017</text:p>
          </table:table-cell>
          <table:table-cell office:value-type="float" office:value="56.0448432824956" calcext:value-type="float">
            <text:p>56,045</text:p>
          </table:table-cell>
          <table:table-cell office:value-type="float" office:value="160.016659736043" calcext:value-type="float">
            <text:p>160,017</text:p>
          </table:table-cell>
        </table:table-row>
        <table:table-row table:style-name="ro1">
          <table:table-cell office:value-type="string" calcext:value-type="string">
            <text:p>PR V C</text:p>
          </table:table-cell>
          <table:table-cell office:value-type="float" office:value="1" calcext:value-type="float">
            <text:p>1</text:p>
          </table:table-cell>
          <table:table-cell office:value-type="float" office:value="116.677726256054" calcext:value-type="float">
            <text:p>116,678</text:p>
          </table:table-cell>
          <table:table-cell office:value-type="float" office:value="49.9342983276238" calcext:value-type="float">
            <text:p>49,934</text:p>
          </table:table-cell>
          <table:table-cell office:value-type="float" office:value="116.677726256054" calcext:value-type="float">
            <text:p>116,678</text:p>
          </table:table-cell>
        </table:table-row>
        <table:table-row table:style-name="ro1">
          <table:table-cell office:value-type="string" calcext:value-type="string">
            <text:p>PR V C</text:p>
          </table:table-cell>
          <table:table-cell office:value-type="float" office:value="2" calcext:value-type="float">
            <text:p>2</text:p>
          </table:table-cell>
          <table:table-cell office:value-type="float" office:value="116.760815618661" calcext:value-type="float">
            <text:p>116,761</text:p>
          </table:table-cell>
          <table:table-cell office:value-type="float" office:value="62.4017109230914" calcext:value-type="float">
            <text:p>62,402</text:p>
          </table:table-cell>
          <table:table-cell office:value-type="float" office:value="116.760815618661" calcext:value-type="float">
            <text:p>116,761</text:p>
          </table:table-cell>
        </table:table-row>
        <table:table-row table:style-name="ro1">
          <table:table-cell office:value-type="string" calcext:value-type="string">
            <text:p>PR V C</text:p>
          </table:table-cell>
          <table:table-cell office:value-type="float" office:value="3" calcext:value-type="float">
            <text:p>3</text:p>
          </table:table-cell>
          <table:table-cell office:value-type="float" office:value="166.940998196917" calcext:value-type="float">
            <text:p>166,941</text:p>
          </table:table-cell>
          <table:table-cell office:value-type="float" office:value="57.2655873870912" calcext:value-type="float">
            <text:p>57,266</text:p>
          </table:table-cell>
          <table:table-cell office:value-type="float" office:value="166.940998196917" calcext:value-type="float">
            <text:p>166,941</text:p>
          </table:table-cell>
        </table:table-row>
        <table:table-row table:style-name="ro1">
          <table:table-cell office:value-type="string" calcext:value-type="string">
            <text:p>PR V C</text:p>
          </table:table-cell>
          <table:table-cell office:value-type="float" office:value="4" calcext:value-type="float">
            <text:p>4</text:p>
          </table:table-cell>
          <table:table-cell office:value-type="float" office:value="218.937546128237" calcext:value-type="float">
            <text:p>218,938</text:p>
          </table:table-cell>
          <table:table-cell office:value-type="float" office:value="69.0729911994052" calcext:value-type="float">
            <text:p>69,073</text:p>
          </table:table-cell>
          <table:table-cell office:value-type="float" office:value="218.937546128237" calcext:value-type="float">
            <text:p>218,938</text:p>
          </table:table-cell>
        </table:table-row>
        <table:table-row table:style-name="ro1">
          <table:table-cell office:value-type="string" calcext:value-type="string">
            <text:p>PR V C</text:p>
          </table:table-cell>
          <table:table-cell office:value-type="float" office:value="5" calcext:value-type="float">
            <text:p>5</text:p>
          </table:table-cell>
          <table:table-cell office:value-type="float" office:value="179.583571459499" calcext:value-type="float">
            <text:p>179,584</text:p>
          </table:table-cell>
          <table:table-cell office:value-type="float" office:value="53.2263926213043" calcext:value-type="float">
            <text:p>53,226</text:p>
          </table:table-cell>
          <table:table-cell office:value-type="float" office:value="179.583571459499" calcext:value-type="float">
            <text:p>179,584</text:p>
          </table:table-cell>
        </table:table-row>
        <table:table-row table:style-name="ro1">
          <table:table-cell office:value-type="string" calcext:value-type="string">
            <text:p>PR V C</text:p>
          </table:table-cell>
          <table:table-cell office:value-type="float" office:value="6" calcext:value-type="float">
            <text:p>6</text:p>
          </table:table-cell>
          <table:table-cell office:value-type="float" office:value="157.632376541322" calcext:value-type="float">
            <text:p>157,632</text:p>
          </table:table-cell>
          <table:table-cell office:value-type="float" office:value="57.0651767829148" calcext:value-type="float">
            <text:p>57,065</text:p>
          </table:table-cell>
          <table:table-cell office:value-type="float" office:value="157.632376541322" calcext:value-type="float">
            <text:p>157,632</text:p>
          </table:table-cell>
        </table:table-row>
        <table:table-row table:style-name="ro1">
          <table:table-cell office:value-type="string" calcext:value-type="string">
            <text:p>PR T B</text:p>
          </table:table-cell>
          <table:table-cell office:value-type="float" office:value="1" calcext:value-type="float">
            <text:p>1</text:p>
          </table:table-cell>
          <table:table-cell office:value-type="float" office:value="108.38036128146" calcext:value-type="float">
            <text:p>108,380</text:p>
          </table:table-cell>
          <table:table-cell office:value-type="float" office:value="49.0765598825071" calcext:value-type="float">
            <text:p>49,077</text:p>
          </table:table-cell>
          <table:table-cell office:value-type="float" office:value="108.38036128146" calcext:value-type="float">
            <text:p>108,380</text:p>
          </table:table-cell>
        </table:table-row>
        <table:table-row table:style-name="ro1">
          <table:table-cell office:value-type="string" calcext:value-type="string">
            <text:p>PR T B</text:p>
          </table:table-cell>
          <table:table-cell office:value-type="float" office:value="2" calcext:value-type="float">
            <text:p>2</text:p>
          </table:table-cell>
          <table:table-cell office:value-type="float" office:value="111.649871365027" calcext:value-type="float">
            <text:p>111,650</text:p>
          </table:table-cell>
          <table:table-cell office:value-type="float" office:value="62.1508450948798" calcext:value-type="float">
            <text:p>62,151</text:p>
          </table:table-cell>
          <table:table-cell office:value-type="float" office:value="111.649871365027" calcext:value-type="float">
            <text:p>111,650</text:p>
          </table:table-cell>
        </table:table-row>
        <table:table-row table:style-name="ro1">
          <table:table-cell office:value-type="string" calcext:value-type="string">
            <text:p>PR T B</text:p>
          </table:table-cell>
          <table:table-cell office:value-type="float" office:value="3" calcext:value-type="float">
            <text:p>3</text:p>
          </table:table-cell>
          <table:table-cell office:value-type="float" office:value="174.643330376912" calcext:value-type="float">
            <text:p>174,643</text:p>
          </table:table-cell>
          <table:table-cell office:value-type="float" office:value="53.2631580661701" calcext:value-type="float">
            <text:p>53,263</text:p>
          </table:table-cell>
          <table:table-cell office:value-type="float" office:value="174.643330376912" calcext:value-type="float">
            <text:p>174,643</text:p>
          </table:table-cell>
        </table:table-row>
        <table:table-row table:style-name="ro1">
          <table:table-cell office:value-type="string" calcext:value-type="string">
            <text:p>PR T B</text:p>
          </table:table-cell>
          <table:table-cell office:value-type="float" office:value="4" calcext:value-type="float">
            <text:p>4</text:p>
          </table:table-cell>
          <table:table-cell office:value-type="float" office:value="224.605565809537" calcext:value-type="float">
            <text:p>224,606</text:p>
          </table:table-cell>
          <table:table-cell office:value-type="float" office:value="63.6329902426908" calcext:value-type="float">
            <text:p>63,633</text:p>
          </table:table-cell>
          <table:table-cell office:value-type="float" office:value="224.605565809537" calcext:value-type="float">
            <text:p>224,606</text:p>
          </table:table-cell>
        </table:table-row>
        <table:table-row table:style-name="ro1">
          <table:table-cell office:value-type="string" calcext:value-type="string">
            <text:p>PR T B</text:p>
          </table:table-cell>
          <table:table-cell office:value-type="float" office:value="5" calcext:value-type="float">
            <text:p>5</text:p>
          </table:table-cell>
          <table:table-cell office:value-type="float" office:value="179.744236132608" calcext:value-type="float">
            <text:p>179,744</text:p>
          </table:table-cell>
          <table:table-cell office:value-type="float" office:value="51.8207524942482" calcext:value-type="float">
            <text:p>51,821</text:p>
          </table:table-cell>
          <table:table-cell office:value-type="float" office:value="179.744236132608" calcext:value-type="float">
            <text:p>179,744</text:p>
          </table:table-cell>
        </table:table-row>
        <table:table-row table:style-name="ro1">
          <table:table-cell office:value-type="string" calcext:value-type="string">
            <text:p>PR T B</text:p>
          </table:table-cell>
          <table:table-cell office:value-type="float" office:value="6" calcext:value-type="float">
            <text:p>6</text:p>
          </table:table-cell>
          <table:table-cell office:value-type="float" office:value="145.653023441372" calcext:value-type="float">
            <text:p>145,653</text:p>
          </table:table-cell>
          <table:table-cell office:value-type="float" office:value="51.9344239402676" calcext:value-type="float">
            <text:p>51,934</text:p>
          </table:table-cell>
          <table:table-cell office:value-type="float" office:value="145.653023441372" calcext:value-type="float">
            <text:p>145,653</text:p>
          </table:table-cell>
        </table:table-row>
        <table:table-row table:style-name="ro1">
          <table:table-cell office:value-type="string" calcext:value-type="string">
            <text:p>PR T C</text:p>
          </table:table-cell>
          <table:table-cell office:value-type="float" office:value="1" calcext:value-type="float">
            <text:p>1</text:p>
          </table:table-cell>
          <table:table-cell office:value-type="float" office:value="109.918296255717" calcext:value-type="float">
            <text:p>109,918</text:p>
          </table:table-cell>
          <table:table-cell office:value-type="float" office:value="48.8897885182456" calcext:value-type="float">
            <text:p>48,890</text:p>
          </table:table-cell>
          <table:table-cell office:value-type="float" office:value="109.918296255717" calcext:value-type="float">
            <text:p>109,918</text:p>
          </table:table-cell>
        </table:table-row>
        <table:table-row table:style-name="ro1">
          <table:table-cell office:value-type="string" calcext:value-type="string">
            <text:p>PR T C</text:p>
          </table:table-cell>
          <table:table-cell office:value-type="float" office:value="2" calcext:value-type="float">
            <text:p>2</text:p>
          </table:table-cell>
          <table:table-cell office:value-type="float" office:value="107.144058170874" calcext:value-type="float">
            <text:p>107,144</text:p>
          </table:table-cell>
          <table:table-cell office:value-type="float" office:value="61.4532686466036" calcext:value-type="float">
            <text:p>61,453</text:p>
          </table:table-cell>
          <table:table-cell office:value-type="float" office:value="107.144058170874" calcext:value-type="float">
            <text:p>107,144</text:p>
          </table:table-cell>
        </table:table-row>
        <table:table-row table:style-name="ro1">
          <table:table-cell office:value-type="string" calcext:value-type="string">
            <text:p>PR T C</text:p>
          </table:table-cell>
          <table:table-cell office:value-type="float" office:value="3" calcext:value-type="float">
            <text:p>3</text:p>
          </table:table-cell>
          <table:table-cell office:value-type="float" office:value="175.387909046247" calcext:value-type="float">
            <text:p>175,388</text:p>
          </table:table-cell>
          <table:table-cell office:value-type="float" office:value="53.3083907190718" calcext:value-type="float">
            <text:p>53,308</text:p>
          </table:table-cell>
          <table:table-cell office:value-type="float" office:value="175.387909046247" calcext:value-type="float">
            <text:p>175,388</text:p>
          </table:table-cell>
        </table:table-row>
        <table:table-row table:style-name="ro1">
          <table:table-cell office:value-type="string" calcext:value-type="string">
            <text:p>PR T C</text:p>
          </table:table-cell>
          <table:table-cell office:value-type="float" office:value="4" calcext:value-type="float">
            <text:p>4</text:p>
          </table:table-cell>
          <table:table-cell office:value-type="float" office:value="229.872475764727" calcext:value-type="float">
            <text:p>229,872</text:p>
          </table:table-cell>
          <table:table-cell office:value-type="float" office:value="64.8464891380328" calcext:value-type="float">
            <text:p>64,846</text:p>
          </table:table-cell>
          <table:table-cell office:value-type="float" office:value="229.872475764727" calcext:value-type="float">
            <text:p>229,872</text:p>
          </table:table-cell>
        </table:table-row>
        <table:table-row table:style-name="ro1">
          <table:table-cell office:value-type="string" calcext:value-type="string">
            <text:p>PR T C</text:p>
          </table:table-cell>
          <table:table-cell office:value-type="float" office:value="5" calcext:value-type="float">
            <text:p>5</text:p>
          </table:table-cell>
          <table:table-cell office:value-type="float" office:value="178.348708416965" calcext:value-type="float">
            <text:p>178,349</text:p>
          </table:table-cell>
          <table:table-cell office:value-type="float" office:value="52.3167224759753" calcext:value-type="float">
            <text:p>52,317</text:p>
          </table:table-cell>
          <table:table-cell office:value-type="float" office:value="178.348708416965" calcext:value-type="float">
            <text:p>178,349</text:p>
          </table:table-cell>
        </table:table-row>
        <table:table-row table:style-name="ro1">
          <table:table-cell office:value-type="string" calcext:value-type="string">
            <text:p>PR T C</text:p>
          </table:table-cell>
          <table:table-cell office:value-type="float" office:value="6" calcext:value-type="float">
            <text:p>6</text:p>
          </table:table-cell>
          <table:table-cell office:value-type="float" office:value="150.845976382365" calcext:value-type="float">
            <text:p>150,846</text:p>
          </table:table-cell>
          <table:table-cell office:value-type="float" office:value="51.8088929740995" calcext:value-type="float">
            <text:p>51,809</text:p>
          </table:table-cell>
          <table:table-cell office:value-type="float" office:value="150.845976382365" calcext:value-type="float">
            <text:p>150,846</text:p>
          </table:table-cell>
        </table:table-row>
        <table:table-row table:style-name="ro1">
          <table:table-cell office:value-type="string" calcext:value-type="string">
            <text:p>PR OR</text:p>
          </table:table-cell>
          <table:table-cell office:value-type="float" office:value="1" calcext:value-type="float">
            <text:p>1</text:p>
          </table:table-cell>
          <table:table-cell office:value-type="float" office:value="113.705472745292" calcext:value-type="float">
            <text:p>113,705</text:p>
          </table:table-cell>
          <table:table-cell office:value-type="float" office:value="47.8878378903958" calcext:value-type="float">
            <text:p>47,888</text:p>
          </table:table-cell>
          <table:table-cell office:value-type="float" office:value="113.705472745292" calcext:value-type="float">
            <text:p>113,705</text:p>
          </table:table-cell>
        </table:table-row>
        <table:table-row table:style-name="ro1">
          <table:table-cell office:value-type="string" calcext:value-type="string">
            <text:p>PR OR</text:p>
          </table:table-cell>
          <table:table-cell office:value-type="float" office:value="2" calcext:value-type="float">
            <text:p>2</text:p>
          </table:table-cell>
          <table:table-cell office:value-type="float" office:value="101.002862377538" calcext:value-type="float">
            <text:p>101,003</text:p>
          </table:table-cell>
          <table:table-cell office:value-type="float" office:value="58.3083701758213" calcext:value-type="float">
            <text:p>58,308</text:p>
          </table:table-cell>
          <table:table-cell office:value-type="float" office:value="101.002862377538" calcext:value-type="float">
            <text:p>101,003</text:p>
          </table:table-cell>
        </table:table-row>
        <table:table-row table:style-name="ro1">
          <table:table-cell office:value-type="string" calcext:value-type="string">
            <text:p>PR OR</text:p>
          </table:table-cell>
          <table:table-cell office:value-type="float" office:value="3" calcext:value-type="float">
            <text:p>3</text:p>
          </table:table-cell>
          <table:table-cell office:value-type="float" office:value="160.808727605138" calcext:value-type="float">
            <text:p>160,809</text:p>
          </table:table-cell>
          <table:table-cell office:value-type="float" office:value="53.7380540909324" calcext:value-type="float">
            <text:p>53,738</text:p>
          </table:table-cell>
          <table:table-cell office:value-type="float" office:value="160.808727605138" calcext:value-type="float">
            <text:p>160,809</text:p>
          </table:table-cell>
        </table:table-row>
        <table:table-row table:style-name="ro1">
          <table:table-cell office:value-type="string" calcext:value-type="string">
            <text:p>PR OR</text:p>
          </table:table-cell>
          <table:table-cell office:value-type="float" office:value="4" calcext:value-type="float">
            <text:p>4</text:p>
          </table:table-cell>
          <table:table-cell office:value-type="float" office:value="213.132974893305" calcext:value-type="float">
            <text:p>213,133</text:p>
          </table:table-cell>
          <table:table-cell office:value-type="float" office:value="68.245387799151" calcext:value-type="float">
            <text:p>68,245</text:p>
          </table:table-cell>
          <table:table-cell office:value-type="float" office:value="213.132974893305" calcext:value-type="float">
            <text:p>213,133</text:p>
          </table:table-cell>
        </table:table-row>
        <table:table-row table:style-name="ro1">
          <table:table-cell office:value-type="string" calcext:value-type="string">
            <text:p>PR OR</text:p>
          </table:table-cell>
          <table:table-cell office:value-type="float" office:value="5" calcext:value-type="float">
            <text:p>5</text:p>
          </table:table-cell>
          <table:table-cell office:value-type="float" office:value="179.293012047882" calcext:value-type="float">
            <text:p>179,293</text:p>
          </table:table-cell>
          <table:table-cell office:value-type="float" office:value="52.0135466369003" calcext:value-type="float">
            <text:p>52,014</text:p>
          </table:table-cell>
          <table:table-cell office:value-type="float" office:value="179.293012047882" calcext:value-type="float">
            <text:p>179,293</text:p>
          </table:table-cell>
        </table:table-row>
        <table:table-row table:style-name="ro1">
          <table:table-cell office:value-type="string" calcext:value-type="string">
            <text:p>PR OR</text:p>
          </table:table-cell>
          <table:table-cell office:value-type="float" office:value="6" calcext:value-type="float">
            <text:p>6</text:p>
          </table:table-cell>
          <table:table-cell office:value-type="float" office:value="152.941230782271" calcext:value-type="float">
            <text:p>152,941</text:p>
          </table:table-cell>
          <table:table-cell office:value-type="float" office:value="52.1434277278444" calcext:value-type="float">
            <text:p>52,143</text:p>
          </table:table-cell>
          <table:table-cell office:value-type="float" office:value="152.941230782271" calcext:value-type="float">
            <text:p>152,941</text:p>
          </table:table-cell>
        </table:table-row>
        <table:table-row table:style-name="ro1" table:number-rows-repeated="104851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 number:title="Personalizzato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16:56:34.57860292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12T17:05:21.965474876</dc:date>
    <meta:editing-duration>PT1H19M15S</meta:editing-duration>
    <meta:editing-cycles>5</meta:editing-cycles>
    <meta:generator>LibreOffice/6.3.4.2$Linux_X86_64 LibreOffice_project/30$Build-2</meta:generator>
    <meta:document-statistic meta:table-count="1" meta:cell-count="300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4" number:title="Personalizzato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4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4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4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04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04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663cm" svg:height="14.709cm" xlink:href=".." xlink:type="simple" chart:class="chart:bar" chart:style-name="ch1">
        <chart:title svg:x="10.652cm" svg:y="0.43cm" chart:style-name="ch2">
          <text:p>PB int</text:p>
        </chart:title>
        <chart:legend chart:legend-position="end" svg:x="20.744cm" svg:y="6.059cm" style:legend-expansion="high" chart:style-name="ch3"/>
        <chart:plot-area chart:style-name="ch4" table:cell-range-address="'summary test'.B1:'summary test'.B6 'summary test'.A1:'summary test'.A1 'summary test'.E1:'summary test'.E30 'summary test'.A7:'summary test'.A7 'summary test'.A13:'summary test'.A13 'summary test'.A19:'summary test'.A19 'summary test'.A25:'summary test'.A25" chart:data-source-has-labels="both" svg:x="1.464cm" svg:y="1.503cm" svg:width="18.827cm" svg:height="11.931cm">
          <chartooo:coordinate-region svg:x="2.932cm" svg:y="1.702cm" svg:width="17.359cm" svg:height="11.085cm"/>
          <chart:axis chart:dimension="x" chart:name="primary-x" chart:style-name="ch5" chartooo:axis-type="auto">
            <chartooo:date-scale/>
            <chart:title svg:x="10.542cm" svg:y="13.728cm" chart:style-name="ch6">
              <text:p>Env</text:p>
            </chart:title>
            <chart:categories table:cell-range-address="'summary test'.B1:'summary test'.B6"/>
          </chart:axis>
          <chart:axis chart:dimension="y" chart:name="primary-y" chart:style-name="ch7">
            <chart:title svg:x="0.451cm" svg:y="7.697cm" chart:style-name="ch8">
              <text:p>Int</text:p>
            </chart:title>
            <chart:grid chart:style-name="ch9" chart:class="major"/>
          </chart:axis>
          <chart:series chart:style-name="ch10" chart:values-cell-range-address="'summary test'.E1:'summary test'.E6" chart:label-cell-address="'summary test'.A1:'summary test'.A1" chart:class="chart:bar">
            <chart:data-point chart:repeated="6"/>
          </chart:series>
          <chart:series chart:style-name="ch11" chart:values-cell-range-address="'summary test'.E7:'summary test'.E12" chart:label-cell-address="'summary test'.A7:'summary test'.A7" chart:class="chart:bar">
            <chart:data-point chart:repeated="6"/>
          </chart:series>
          <chart:series chart:style-name="ch12" chart:values-cell-range-address="'summary test'.E13:'summary test'.E18" chart:label-cell-address="'summary test'.A13:'summary test'.A13" chart:class="chart:bar">
            <chart:data-point chart:repeated="6"/>
          </chart:series>
          <chart:series chart:style-name="ch13" chart:values-cell-range-address="'summary test'.E19:'summary test'.E24" chart:label-cell-address="'summary test'.A19:'summary test'.A19" chart:class="chart:bar">
            <chart:data-point chart:repeated="6"/>
          </chart:series>
          <chart:series chart:style-name="ch14" chart:values-cell-range-address="'summary test'.E25:'summary test'.E30" chart:label-cell-address="'summary test'.A25:'summary test'.A25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V B</text:p>
                <draw:g>
                  <svg:desc>'summary test'.A1:'summary test'.A1</svg:desc>
                </draw:g>
              </table:table-cell>
              <table:table-cell office:value-type="string">
                <text:p>PB V C</text:p>
                <draw:g>
                  <svg:desc>'summary test'.A7:'summary test'.A7</svg:desc>
                </draw:g>
              </table:table-cell>
              <table:table-cell office:value-type="string">
                <text:p>PB T B</text:p>
                <draw:g>
                  <svg:desc>'summary test'.A13:'summary test'.A13</svg:desc>
                </draw:g>
              </table:table-cell>
              <table:table-cell office:value-type="string">
                <text:p>PB T C</text:p>
                <draw:g>
                  <svg:desc>'summary test'.A19:'summary test'.A19</svg:desc>
                </draw:g>
              </table:table-cell>
              <table:table-cell office:value-type="string">
                <text:p>PB OR</text:p>
                <draw:g>
                  <svg:desc>'summary test'.A25:'summary test'.A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ummary test'.B1:'summary test'.B6</svg:desc>
                </draw:g>
              </table:table-cell>
              <table:table-cell office:value-type="float" office:value="128.34876520822">
                <text:p>128.34876520822</text:p>
                <draw:g>
                  <svg:desc>'summary test'.E1:'summary test'.E6</svg:desc>
                </draw:g>
              </table:table-cell>
              <table:table-cell office:value-type="float" office:value="131.974061553984">
                <text:p>131.974061553984</text:p>
                <draw:g>
                  <svg:desc>'summary test'.E7:'summary test'.E12</svg:desc>
                </draw:g>
              </table:table-cell>
              <table:table-cell office:value-type="float" office:value="133.195149070553">
                <text:p>133.195149070553</text:p>
                <draw:g>
                  <svg:desc>'summary test'.E13:'summary test'.E18</svg:desc>
                </draw:g>
              </table:table-cell>
              <table:table-cell office:value-type="float" office:value="128.019467729912">
                <text:p>128.019467729912</text:p>
                <draw:g>
                  <svg:desc>'summary test'.E19:'summary test'.E24</svg:desc>
                </draw:g>
              </table:table-cell>
              <table:table-cell office:value-type="float" office:value="122.495019976571">
                <text:p>122.495019976571</text:p>
                <draw:g>
                  <svg:desc>'summary test'.E25:'summary test'.E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6.435770818904">
                <text:p>116.435770818904</text:p>
              </table:table-cell>
              <table:table-cell office:value-type="float" office:value="114.536580213467">
                <text:p>114.536580213467</text:p>
              </table:table-cell>
              <table:table-cell office:value-type="float" office:value="111.891438613685">
                <text:p>111.891438613685</text:p>
              </table:table-cell>
              <table:table-cell office:value-type="float" office:value="106.176235032841">
                <text:p>106.176235032841</text:p>
              </table:table-cell>
              <table:table-cell office:value-type="float" office:value="105.903160855127">
                <text:p>105.9031608551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4.65592404239">
                <text:p>154.65592404239</text:p>
              </table:table-cell>
              <table:table-cell office:value-type="float" office:value="157.0862338978">
                <text:p>157.0862338978</text:p>
              </table:table-cell>
              <table:table-cell office:value-type="float" office:value="154.566737898089">
                <text:p>154.566737898089</text:p>
              </table:table-cell>
              <table:table-cell office:value-type="float" office:value="156.099584936879">
                <text:p>156.099584936879</text:p>
              </table:table-cell>
              <table:table-cell office:value-type="float" office:value="155.697610161966">
                <text:p>155.6976101619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1.406202150512">
                <text:p>211.406202150512</text:p>
              </table:table-cell>
              <table:table-cell office:value-type="float" office:value="210.282872636786">
                <text:p>210.282872636786</text:p>
              </table:table-cell>
              <table:table-cell office:value-type="float" office:value="207.969938524833">
                <text:p>207.969938524833</text:p>
              </table:table-cell>
              <table:table-cell office:value-type="float" office:value="222.269422791583">
                <text:p>222.269422791583</text:p>
              </table:table-cell>
              <table:table-cell office:value-type="float" office:value="210.104437863107">
                <text:p>210.1044378631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7.969445207615">
                <text:p>127.969445207615</text:p>
              </table:table-cell>
              <table:table-cell office:value-type="float" office:value="133.847321174155">
                <text:p>133.847321174155</text:p>
              </table:table-cell>
              <table:table-cell office:value-type="float" office:value="129.04353894143">
                <text:p>129.04353894143</text:p>
              </table:table-cell>
              <table:table-cell office:value-type="float" office:value="129.372033288937">
                <text:p>129.372033288937</text:p>
              </table:table-cell>
              <table:table-cell office:value-type="float" office:value="126.09774578653">
                <text:p>126.097745786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2.075072483408">
                <text:p>152.075072483408</text:p>
              </table:table-cell>
              <table:table-cell office:value-type="float" office:value="153.494456091665">
                <text:p>153.494456091665</text:p>
              </table:table-cell>
              <table:table-cell office:value-type="float" office:value="152.835593190268">
                <text:p>152.835593190268</text:p>
              </table:table-cell>
              <table:table-cell office:value-type="float" office:value="144.391890989601">
                <text:p>144.391890989601</text:p>
              </table:table-cell>
              <table:table-cell office:value-type="float" office:value="149.169096711385">
                <text:p>149.169096711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4" number:title="Personalizzato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4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4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4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04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04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491cm" svg:height="12.096cm" xlink:href=".." xlink:type="simple" chart:class="chart:bar" chart:style-name="ch1">
        <chart:title svg:x="10.053cm" svg:y="0.377cm" chart:style-name="ch2">
          <text:p>PR int</text:p>
        </chart:title>
        <chart:legend chart:legend-position="end" svg:x="19.572cm" svg:y="4.753cm" style:legend-expansion="high" chart:style-name="ch3"/>
        <chart:plot-area chart:style-name="ch4" table:cell-range-address="'summary test'.B1:'summary test'.B6 'summary test'.A31:'summary test'.A31 'summary test'.E31:'summary test'.E60 'summary test'.A37:'summary test'.A37 'summary test'.A43:'summary test'.A43 'summary test'.A49:'summary test'.A49 'summary test'.A55:'summary test'.A55" chart:data-source-has-labels="both" svg:x="1.44cm" svg:y="1.397cm" svg:width="17.703cm" svg:height="9.477cm">
          <chartooo:coordinate-region svg:x="2.908cm" svg:y="1.596cm" svg:width="16.235cm" svg:height="8.631cm"/>
          <chart:axis chart:dimension="x" chart:name="primary-x" chart:style-name="ch5" chartooo:axis-type="auto">
            <chartooo:date-scale/>
            <chart:title svg:x="9.956cm" svg:y="11.115cm" chart:style-name="ch6">
              <text:p>Env</text:p>
            </chart:title>
            <chart:categories table:cell-range-address="'summary test'.B1:'summary test'.B6"/>
          </chart:axis>
          <chart:axis chart:dimension="y" chart:name="primary-y" chart:style-name="ch7">
            <chart:title svg:x="0.451cm" svg:y="6.364cm" chart:style-name="ch8">
              <text:p>Int</text:p>
            </chart:title>
            <chart:grid chart:style-name="ch9" chart:class="major"/>
          </chart:axis>
          <chart:series chart:style-name="ch10" chart:values-cell-range-address="'summary test'.E31:'summary test'.E36" chart:label-cell-address="'summary test'.A31:'summary test'.A31" chart:class="chart:bar">
            <chart:data-point chart:repeated="6"/>
          </chart:series>
          <chart:series chart:style-name="ch11" chart:values-cell-range-address="'summary test'.E37:'summary test'.E42" chart:label-cell-address="'summary test'.A37:'summary test'.A37" chart:class="chart:bar">
            <chart:data-point chart:repeated="6"/>
          </chart:series>
          <chart:series chart:style-name="ch12" chart:values-cell-range-address="'summary test'.E43:'summary test'.E48" chart:label-cell-address="'summary test'.A43:'summary test'.A43" chart:class="chart:bar">
            <chart:data-point chart:repeated="6"/>
          </chart:series>
          <chart:series chart:style-name="ch13" chart:values-cell-range-address="'summary test'.E49:'summary test'.E54" chart:label-cell-address="'summary test'.A49:'summary test'.A49" chart:class="chart:bar">
            <chart:data-point chart:repeated="6"/>
          </chart:series>
          <chart:series chart:style-name="ch14" chart:values-cell-range-address="'summary test'.E55:'summary test'.E60" chart:label-cell-address="'summary test'.A55:'summary test'.A55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V B</text:p>
                <draw:g>
                  <svg:desc>'summary test'.A31:'summary test'.A31</svg:desc>
                </draw:g>
              </table:table-cell>
              <table:table-cell office:value-type="string">
                <text:p>PR V C</text:p>
                <draw:g>
                  <svg:desc>'summary test'.A37:'summary test'.A37</svg:desc>
                </draw:g>
              </table:table-cell>
              <table:table-cell office:value-type="string">
                <text:p>PR T B</text:p>
                <draw:g>
                  <svg:desc>'summary test'.A43:'summary test'.A43</svg:desc>
                </draw:g>
              </table:table-cell>
              <table:table-cell office:value-type="string">
                <text:p>PR T C</text:p>
                <draw:g>
                  <svg:desc>'summary test'.A49:'summary test'.A49</svg:desc>
                </draw:g>
              </table:table-cell>
              <table:table-cell office:value-type="string">
                <text:p>PR OR</text:p>
                <draw:g>
                  <svg:desc>'summary test'.A55:'summary test'.A5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ummary test'.B1:'summary test'.B6</svg:desc>
                </draw:g>
              </table:table-cell>
              <table:table-cell office:value-type="float" office:value="122.768176160964">
                <text:p>122.768176160964</text:p>
                <draw:g>
                  <svg:desc>'summary test'.E31:'summary test'.E36</svg:desc>
                </draw:g>
              </table:table-cell>
              <table:table-cell office:value-type="float" office:value="116.677726256054">
                <text:p>116.677726256054</text:p>
                <draw:g>
                  <svg:desc>'summary test'.E37:'summary test'.E42</svg:desc>
                </draw:g>
              </table:table-cell>
              <table:table-cell office:value-type="float" office:value="108.38036128146">
                <text:p>108.38036128146</text:p>
                <draw:g>
                  <svg:desc>'summary test'.E43:'summary test'.E48</svg:desc>
                </draw:g>
              </table:table-cell>
              <table:table-cell office:value-type="float" office:value="109.918296255717">
                <text:p>109.918296255717</text:p>
                <draw:g>
                  <svg:desc>'summary test'.E49:'summary test'.E54</svg:desc>
                </draw:g>
              </table:table-cell>
              <table:table-cell office:value-type="float" office:value="113.705472745292">
                <text:p>113.705472745292</text:p>
                <draw:g>
                  <svg:desc>'summary test'.E55:'summary test'.E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2.274717049956">
                <text:p>122.274717049956</text:p>
              </table:table-cell>
              <table:table-cell office:value-type="float" office:value="116.760815618661">
                <text:p>116.760815618661</text:p>
              </table:table-cell>
              <table:table-cell office:value-type="float" office:value="111.649871365027">
                <text:p>111.649871365027</text:p>
              </table:table-cell>
              <table:table-cell office:value-type="float" office:value="107.144058170874">
                <text:p>107.144058170874</text:p>
              </table:table-cell>
              <table:table-cell office:value-type="float" office:value="101.002862377538">
                <text:p>101.0028623775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7.126495009815">
                <text:p>167.126495009815</text:p>
              </table:table-cell>
              <table:table-cell office:value-type="float" office:value="166.940998196917">
                <text:p>166.940998196917</text:p>
              </table:table-cell>
              <table:table-cell office:value-type="float" office:value="174.643330376912">
                <text:p>174.643330376912</text:p>
              </table:table-cell>
              <table:table-cell office:value-type="float" office:value="175.387909046247">
                <text:p>175.387909046247</text:p>
              </table:table-cell>
              <table:table-cell office:value-type="float" office:value="160.808727605138">
                <text:p>160.8087276051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7.306002382305">
                <text:p>217.306002382305</text:p>
              </table:table-cell>
              <table:table-cell office:value-type="float" office:value="218.937546128237">
                <text:p>218.937546128237</text:p>
              </table:table-cell>
              <table:table-cell office:value-type="float" office:value="224.605565809537">
                <text:p>224.605565809537</text:p>
              </table:table-cell>
              <table:table-cell office:value-type="float" office:value="229.872475764727">
                <text:p>229.872475764727</text:p>
              </table:table-cell>
              <table:table-cell office:value-type="float" office:value="213.132974893305">
                <text:p>213.1329748933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6.93033586212">
                <text:p>176.93033586212</text:p>
              </table:table-cell>
              <table:table-cell office:value-type="float" office:value="179.583571459499">
                <text:p>179.583571459499</text:p>
              </table:table-cell>
              <table:table-cell office:value-type="float" office:value="179.744236132608">
                <text:p>179.744236132608</text:p>
              </table:table-cell>
              <table:table-cell office:value-type="float" office:value="178.348708416965">
                <text:p>178.348708416965</text:p>
              </table:table-cell>
              <table:table-cell office:value-type="float" office:value="179.293012047882">
                <text:p>179.2930120478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0.016659736043">
                <text:p>160.016659736043</text:p>
              </table:table-cell>
              <table:table-cell office:value-type="float" office:value="157.632376541322">
                <text:p>157.632376541322</text:p>
              </table:table-cell>
              <table:table-cell office:value-type="float" office:value="145.653023441372">
                <text:p>145.653023441372</text:p>
              </table:table-cell>
              <table:table-cell office:value-type="float" office:value="150.845976382365">
                <text:p>150.845976382365</text:p>
              </table:table-cell>
              <table:table-cell office:value-type="float" office:value="152.941230782271">
                <text:p>152.9412307822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